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paragraph-rsid="00197a54"/>
    </style:style>
    <style:style style:name="P2" style:family="paragraph" style:parent-style-name="Standard">
      <style:text-properties officeooo:paragraph-rsid="001b3c62"/>
    </style:style>
    <style:style style:name="P3" style:family="paragraph" style:parent-style-name="Standard">
      <style:text-properties officeooo:paragraph-rsid="001ec3cb"/>
    </style:style>
    <style:style style:name="T1" style:family="text">
      <style:text-properties officeooo:rsid="00181ec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officeooo:rsid="001b3c62"/>
    </style:style>
    <style:style style:name="T5" style:family="text">
      <style:text-properties officeooo:rsid="001ec3cb"/>
    </style:style>
    <style:style style:name="T6" style:family="text">
      <style:text-properties officeooo:rsid="002071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eliz ciertamente aquella a quien</text:p>
      <text:p text:style-name="P3">se le concede gozar de este banquete sagrado,</text:p>
      <text:p text:style-name="P3">para que se adhiera con todas las fibras del corazón</text:p>
      <text:p text:style-name="P3"><text:span text:style-name="T4">a </text:span>Aquel que por tu amor se entregó todo entero.</text:p>
      <text:p text:style-name="Standard"/>
      <text:p text:style-name="Standard">Cuando lo amáis, sois casta;</text:p>
      <text:p text:style-name="Standard">cuando lo tocáis, os volvéis más pura;</text:p>
      <text:p text:style-name="Standard">cuando lo aceptáis, sois virgen.</text:p>
      <text:p text:style-name="Standard">Su poder es más fuerte,</text:p>
      <text:p text:style-name="Standard">su generosidad más excelsa,</text:p>
      <text:p text:style-name="Standard">su aspecto más hermoso,</text:p>
      <text:p text:style-name="Standard">su amor más suave</text:p>
      <text:p text:style-name="Standard">y toda su gracia más elegante.</text:p>
      <text:p text:style-name="Standard"><text:span text:style-name="T4">C</text:span>uya hermosura admiran los <text:span text:style-name="T5">angeles</text:span>,</text:p>
      <text:p text:style-name="Standard">cuyo afecto conmueve,</text:p>
      <text:p text:style-name="Standard">cuya contemplación reconforta,</text:p>
      <text:p text:style-name="Standard">cuya benignidad sacia,</text:p>
      <text:p text:style-name="Standard"><text:span text:style-name="T4">c</text:span>uya suavidad colma,</text:p>
      <text:p text:style-name="Standard">cuya memoria ilumina suavemente,</text:p>
      <text:p text:style-name="Standard">a cuyo perfume revivirán los muertos,</text:p>
      <text:p text:style-name="Standard">y cuya visión hará bienaventurados a los <text:span text:style-name="T5">santos,</text:span></text:p>
      <text:p text:style-name="Standard">puesto que Él es el esplendor de la eterna gloria,</text:p>
      <text:p text:style-name="P2">el reflejo de la luz eterna,</text:p>
      <text:p text:style-name="P2">y el espejo sin mancha.</text:p>
      <text:p text:style-name="P2"><text:span text:style-name="T4">C</text:span>uya hermosura admiran el sol y la luna,</text:p>
      <text:p text:style-name="P2">cuyas recompensas no tienen límite;</text:p>
      <text:p text:style-name="P2">Hijo del Altísimo a quien la Virgen dio a luz,</text:p>
      <text:p text:style-name="P2">y después de cuyo parto permaneció Virgen.</text:p>
      <text:p text:style-name="P3">Si sufres con Él, reinarás con Él;</text:p>
      <text:p text:style-name="P3">si lloras con Él, gozarás con Él;</text:p>
      <text:p text:style-name="P3">si mueres con Él en la cruz,</text:p>
      <text:p text:style-name="P3">poseerás con Él las mansiones celestes</text:p>
      <text:p text:style-name="P3">en el esplendor de los santos,</text:p>
      <text:p text:style-name="P3">y tu nombre será inscrito en el libro de la vida,</text:p>
      <text:p text:style-name="P3">y será<text:span text:style-name="T5">s</text:span> glorios<text:span text:style-name="T5">a</text:span> entre los hombres.</text:p>
      <text:p text:style-name="P2"/>
      <text:p text:style-name="P2">Y dejando a todos <text:span text:style-name="T6">aquellos</text:span> que,</text:p>
      <text:p text:style-name="P3">en este mundo falaz e inestable,</text:p>
      <text:p text:style-name="P3">seducen a sus ciegos amantes;</text:p>
      <text:p text:style-name="P1"><text:span text:style-name="T5">p</text:span>articiparás de la gloria del reino <text:span text:style-name="T3">celestial</text:span>;</text:p>
      <text:p text:style-name="P1">a cambio de las cosas terrenas y transitorias,</text:p>
      <text:p text:style-name="P1">de los bienes eternos a cambio de los perecederos,</text:p>
      <text:p text:style-name="P1">y vivirás por los <text:span text:style-name="T3">siglos</text:span> de los sigl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1-12T11:12:37.987310278</meta:creation-date>
    <dc:date>2020-11-12T16:56:27.432224195</dc:date>
    <meta:editing-duration>PT3H7M54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41" meta:word-count="258" meta:character-count="1424" meta:non-whitespace-character-count="1207"/>
  </office:meta>
</office:document-meta>
</file>